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Groty_20_strzałek_20_1" draw:marker-end-width="0.3cm" draw:fill="none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cm" fo:min-width="1.5cm"/>
      <style:paragraph-properties style:writing-mode="lr-tb"/>
    </style:style>
    <style:style style:name="gr4" style:family="graphic" style:parent-style-name="objectwithoutfill">
      <style:graphic-properties draw:marker-end="Groty_20_strzałek_20_2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76cm" fo:min-width="1.626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76cm" fo:min-width="1.376cm"/>
      <style:paragraph-properties style:writing-mode="lr-tb"/>
    </style:style>
    <style:style style:name="gr7" style:family="graphic" style:parent-style-name="objectwithoutfill">
      <style:graphic-properties draw:marker-end="Groty_20_strzałek_20_3" draw:marker-end-width="0.3cm" draw:fill="none" draw:textarea-vertical-align="middle"/>
    </style:style>
    <style:style style:name="gr8" style:family="graphic" style:parent-style-name="objectwithoutfill">
      <style:graphic-properties draw:marker-end="Groty_20_strzałek_20_4" draw:marker-end-width="0.3cm" draw:fill="none" draw:textarea-vertical-align="middle"/>
    </style:style>
    <style:style style:name="gr9" style:family="graphic" style:parent-style-name="objectwithoutfill">
      <style:graphic-properties draw:marker-end="Groty_20_strzałek_20_7" draw:marker-end-width="0.3cm" draw:fill="none" draw:textarea-vertical-align="middle"/>
    </style:style>
    <style:style style:name="gr10" style:family="graphic" style:parent-style-name="standard">
      <style:graphic-properties draw:marker-end="Groty_20_strzałek_20_8" draw:fill-color="#ffffff" draw:textarea-horizontal-align="justify" draw:textarea-vertical-align="middle" draw:auto-grow-height="false" fo:min-height="0.456cm" fo:min-width="0.20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25cm" fo:min-width="1.376cm"/>
      <style:paragraph-properties style:writing-mode="lr-tb"/>
    </style:style>
    <style:style style:name="gr12" style:family="graphic" style:parent-style-name="objectwithoutfill">
      <style:graphic-properties draw:marker-end="Groty_20_strzałek_20_5" draw:marker-end-width="0.3cm" draw:fill="none" draw:textarea-vertical-align="middle"/>
    </style:style>
    <style:style style:name="gr13" style:family="graphic" style:parent-style-name="objectwithoutfill">
      <style:graphic-properties draw:marker-end="Groty_20_strzałek_20_6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6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onnector draw:style-name="gr1" draw:text-style-name="P1" draw:layer="layout" draw:type="line" svg:x1="3.25cm" svg:y1="12.25cm" svg:x2="5cm" svg:y2="16.625cm" draw:start-shape="id1" draw:start-glue-point="6" draw:end-shape="id2" svg:d="M3250 12250l1750 4375" svg:viewBox="0 0 1751 4376">
          <text:p/>
        </draw:connector>
        <draw:custom-shape draw:style-name="gr2" draw:text-style-name="P3" xml:id="id2" draw:id="id2" draw:layer="layout" svg:width="2.75cm" svg:height="1.25cm" svg:x="5cm" svg:y="16cm">
          <text:p text:style-name="P2">1 o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" draw:id="id1" draw:layer="layout" svg:width="2cm" svg:height="1.25cm" svg:x="2.25cm" svg:y="11cm">
          <text:p text:style-name="P2">0 i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1.625cm" svg:y1="14.75cm" svg:x2="6.375cm" svg:y2="16cm" draw:start-shape="id3" draw:start-glue-point="6" draw:end-shape="id2" draw:end-glue-point="4" svg:d="M11625 14750l-5250 1250" svg:viewBox="0 0 5251 1251">
          <text:p/>
        </draw:connector>
        <draw:custom-shape draw:style-name="gr5" draw:text-style-name="P3" xml:id="id3" draw:id="id3" draw:layer="layout" svg:width="4.25cm" svg:height="1.25cm" svg:x="9.5cm" svg:y="13.5cm">
          <text:p text:style-name="P2">0mid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3" xml:id="id4" draw:id="id4" draw:layer="layout" svg:width="3.75cm" svg:height="1.25cm" svg:x="4.75cm" svg:y="13.5cm">
          <text:p text:style-name="P2">1m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" svg:x1="8.5cm" svg:y1="14.125cm" svg:x2="9.5cm" svg:y2="14.125cm" draw:start-shape="id4" draw:start-glue-point="7" draw:end-shape="id3" draw:end-glue-point="5" svg:d="M8500 14125h1000" svg:viewBox="0 0 1001 1">
          <text:p/>
        </draw:connector>
        <draw:custom-shape draw:style-name="gr3" draw:text-style-name="P3" xml:id="id5" draw:id="id5" draw:layer="layout" svg:width="2cm" svg:height="1.25cm" svg:x="8.75cm" svg:y="10.75cm">
          <text:p text:style-name="P2">1 i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9.75cm" svg:y1="12cm" svg:x2="11.625cm" svg:y2="13.5cm" draw:start-shape="id5" draw:start-glue-point="6" draw:end-shape="id3" draw:end-glue-point="4" svg:d="M9750 12000l1875 1500" svg:viewBox="0 0 1876 1501">
          <text:p/>
        </draw:connector>
        <draw:connector draw:style-name="gr9" draw:text-style-name="P1" draw:layer="layout" draw:type="line" svg:x1="9.75cm" svg:y1="12cm" svg:x2="6.625cm" svg:y2="13.5cm" draw:start-shape="id5" draw:start-glue-point="6" draw:end-shape="id4" draw:end-glue-point="4" svg:d="M9750 12000l-3125 1500" svg:viewBox="0 0 3126 1501">
          <text:p/>
        </draw:connector>
        <draw:custom-shape draw:style-name="gr10" draw:text-style-name="P4" draw:layer="layout" svg:width="1cm" svg:height="1cm" svg:x="13.75cm" svg:y="13.7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" draw:text-style-name="P1" draw:layer="layout" draw:type="line" svg:x1="16.5cm" svg:y1="10.5cm" svg:x2="18cm" svg:y2="14.625cm" draw:start-shape="id6" draw:start-glue-point="6" draw:end-shape="id7" draw:end-glue-point="5" svg:d="M16500 10500l1500 4125" svg:viewBox="0 0 1501 4126">
          <text:p/>
        </draw:connector>
        <draw:custom-shape draw:style-name="gr2" draw:text-style-name="P3" xml:id="id7" draw:id="id7" draw:layer="layout" svg:width="2.75cm" svg:height="1.25cm" svg:x="18cm" svg:y="14cm">
          <text:p text:style-name="P2">0 o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6" draw:id="id6" draw:layer="layout" svg:width="2cm" svg:height="1.25cm" svg:x="15.5cm" svg:y="9.25cm">
          <text:p text:style-name="P2">0 i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24.625cm" svg:y1="13cm" svg:x2="20.75cm" svg:y2="14.625cm" draw:start-shape="id8" draw:start-glue-point="6" draw:end-shape="id7" svg:d="M24625 13000l-3875 1625" svg:viewBox="0 0 3876 1626">
          <text:p/>
        </draw:connector>
        <draw:custom-shape draw:style-name="gr11" draw:text-style-name="P3" xml:id="id8" draw:id="id8" draw:layer="layout" svg:width="3.75cm" svg:height="1cm" svg:x="22.75cm" svg:y="12cm">
          <text:p text:style-name="P2">0m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9" draw:id="id9" draw:layer="layout" svg:width="3.75cm" svg:height="1.25cm" svg:x="17.5cm" svg:y="11.75cm">
          <text:p text:style-name="P2">1m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" svg:x1="21.25cm" svg:y1="12.375cm" svg:x2="22.75cm" svg:y2="12.5cm" draw:start-shape="id9" draw:start-glue-point="7" draw:end-shape="id8" draw:end-glue-point="5" svg:d="M21250 12375l1500 125" svg:viewBox="0 0 1501 126">
          <text:p/>
        </draw:connector>
        <draw:custom-shape draw:style-name="gr3" draw:text-style-name="P3" xml:id="id10" draw:id="id10" draw:layer="layout" svg:width="2cm" svg:height="1.25cm" svg:x="19.75cm" svg:y="9cm">
          <text:p text:style-name="P2">1 i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line" svg:x1="20.75cm" svg:y1="10.25cm" svg:x2="24.625cm" svg:y2="12cm" draw:start-shape="id10" draw:start-glue-point="6" draw:end-shape="id8" draw:end-glue-point="4" svg:d="M20750 10250l3875 1750" svg:viewBox="0 0 3876 1751">
          <text:p/>
        </draw:connector>
        <draw:connector draw:style-name="gr12" draw:text-style-name="P1" draw:layer="layout" draw:type="line" svg:x1="16.5cm" svg:y1="10.5cm" svg:x2="19.375cm" svg:y2="11.75cm" draw:start-shape="id6" draw:start-glue-point="6" draw:end-shape="id9" draw:end-glue-point="4" svg:d="M16500 10500l2875 1250" svg:viewBox="0 0 2876 1251">
          <text:p/>
        </draw:connector>
        <draw:connector draw:style-name="gr13" draw:text-style-name="P1" draw:layer="layout" draw:type="line" svg:x1="22.75cm" svg:y1="12.5cm" svg:x2="21.25cm" svg:y2="12.375cm" draw:start-shape="id8" draw:start-glue-point="5" draw:end-shape="id9" draw:end-glue-point="7" svg:d="M22750 12500l-1500-125" svg:viewBox="0 0 1501 126">
          <text:p/>
        </draw:connector>
        <draw:connector draw:style-name="gr9" draw:text-style-name="P1" draw:layer="layout" draw:type="line" svg:x1="20.75cm" svg:y1="10.25cm" svg:x2="19.375cm" svg:y2="11.75cm" draw:start-shape="id10" draw:start-glue-point="6" draw:end-shape="id9" draw:end-glue-point="4" svg:d="M20750 10250l-1375 1500" svg:viewBox="0 0 1376 1501">
          <text:p/>
        </draw:connector>
        <draw:custom-shape draw:style-name="gr10" draw:text-style-name="P4" draw:layer="layout" svg:width="1cm" svg:height="1cm" svg:x="26.5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1" draw:layer="layout" draw:type="line" svg:x1="19.375cm" svg:y1="13cm" svg:x2="19.375cm" svg:y2="14cm" draw:start-shape="id9" draw:start-glue-point="6" draw:end-shape="id7" draw:end-glue-point="4" svg:d="M19375 13000v1000" svg:viewBox="0 0 1 1001">
          <text:p/>
        </draw:connector>
        <draw:connector draw:style-name="gr1" draw:text-style-name="P1" draw:layer="layout" draw:type="line" svg:x1="5.25cm" svg:y1="3.5cm" svg:x2="5.375cm" svg:y2="5.5cm" draw:start-shape="id11" draw:start-glue-point="6" draw:end-shape="id12" draw:end-glue-point="4" svg:d="M5250 3500l125 2000" svg:viewBox="0 0 126 2001">
          <text:p/>
        </draw:connector>
        <draw:custom-shape draw:style-name="gr2" draw:text-style-name="P3" xml:id="id12" draw:id="id12" draw:layer="layout" svg:width="2.75cm" svg:height="1.25cm" svg:x="4cm" svg:y="5.5cm">
          <text:p text:style-name="P2">2 o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1" draw:id="id11" draw:layer="layout" svg:width="2cm" svg:height="1.25cm" svg:x="4.25cm" svg:y="2.25cm">
          <text:p text:style-name="P2">1 i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5" draw:layer="layout" svg:width="12.75cm" svg:height="7cm" svg:x="15.8cm" svg:y="1cm">
          <draw:text-box>
            <text:p><text:span text:style-name="T1"><text:s/></text:span><text:span text:style-name="T1">1</text:span><text:span text:style-name="T2">'0in1out'</text:span><text:span text:style-name="T1">: ['0in', '1out', -3.6377842209674958],</text:span></text:p>
            <text:p><text:span text:style-name="T1"><text:s/></text:span><text:span text:style-name="T1">1’mid0mid': ['1mid', '0mid', 0.6165115214405615],</text:span></text:p>
            <text:p><text:span text:style-name="T1"><text:s/></text:span><text:span text:style-name="T1">'1in1mid': ['1in', '1mid', 3.6368075690523423],</text:span></text:p>
            <text:p><text:span text:style-name="T1"><text:s/></text:span><text:span text:style-name="T1">'0in1mid': ['0in', '1mid', -2.76795360903403],</text:span></text:p>
            <text:p><text:span text:style-name="T1"><text:s/></text:span><text:span text:style-name="T1">0'</text:span><text:span text:style-name="T2">0mid0out</text:span><text:span text:style-name="T1">': ['0mid', '0out', -0.7665496719059972],</text:span></text:p>
            <text:p><text:span text:style-name="T1"><text:s/></text:span><text:span text:style-name="T1">1'</text:span><text:span text:style-name="T2">0mid1out</text:span><text:span text:style-name="T1">': ['0mid', '1out', 2.0047001373416755],</text:span></text:p>
            <text:p><text:span text:style-name="T1"><text:s/></text:span><text:span text:style-name="T1">'0mid1mid': ['0mid', '1mid', -1.34533801312376],</text:span></text:p>
            <text:p><text:span text:style-name="T1"><text:s/></text:span><text:span text:style-name="T1">'1in0mid': ['1in', '0mid', 2.136059819929803],</text:span></text:p>
            <text:p><text:span text:style-name="T1"><text:s/></text:span><text:span text:style-name="T1">'0mid0mid': ['0mid', '0mid', -1.8265832443155807],</text:span></text:p>
            <text:p><text:span text:style-name="T1"><text:s/></text:span><text:span text:style-name="T1">0'</text:span><text:span text:style-name="T2">1mid0out</text:span><text:span text:style-name="T1">': ['1mid', '0out', 2.9330077826949488],</text:span></text:p>
            <text:p><text:span text:style-name="T1"><text:s/></text:span><text:span text:style-name="T1">0'</text:span><text:span text:style-name="T2">0in0out</text:span><text:span text:style-name="T1">': ['0in', '0out', 2.913596825881276],</text:span></text:p>
            <text:p><text:span text:style-name="T1"><text:s/></text:span><text:span text:style-name="T1">2'</text:span><text:span text:style-name="T2">1in2out</text:span><text:span text:style-name="T1">': ['1in', '2out', 3.5933465588280176]}</text:span></text:p>
          </draw:text-box>
        </draw:frame>
        <draw:connector draw:style-name="gr12" draw:text-style-name="P1" draw:layer="layout" draw:type="line" svg:x1="3.25cm" svg:y1="12.25cm" svg:x2="6.625cm" svg:y2="13.5cm" draw:start-shape="id1" draw:start-glue-point="6" draw:end-shape="id4" draw:end-glue-point="4" svg:d="M3250 12250l3375 1250" svg:viewBox="0 0 3376 1251">
          <text:p/>
        </draw:connector>
        <draw:frame draw:style-name="gr16" draw:text-style-name="P6" draw:layer="layout" svg:width="11.132cm" svg:height="1.673cm" svg:x="2.497cm" svg:y="18.25cm">
          <draw:text-box>
            <text:p>{"1out":{"0in":{},"0mid":{"0mid":{},"1in":{},"1mid":{"0in":{},"1in":{}}}}}</text:p>
          </draw:text-box>
        </draw:frame>
        <draw:frame draw:style-name="gr17" draw:text-style-name="P6" draw:layer="layout" svg:width="13.215cm" svg:height="2.5cm" svg:x="14.535cm" svg:y="16.25cm">
          <draw:text-box>
            <text:p>{"0out":{"0in":{},"1mid":{"0in":{},"1in":{},"0mid":{"1mid":{},"1in":{},"0mid":{}},"0mid":{"0mid":{},"1in":{},"1mid":{"0in":{},"1in":{}}}}}}</text:p>
          </draw:text-box>
        </draw:frame>
        <draw:frame draw:style-name="gr16" draw:text-style-name="P6" draw:layer="layout" svg:width="4.202cm" svg:height="0.962cm" svg:x="4cm" svg:y="7.5cm">
          <draw:text-box>
            <text:p>{2out:{1in:{}}}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2" draw:display-name="Groty strzałek 2" svg:viewBox="0 0 20 20" svg:d="M0 20l10-20 10 20z"/>
    <draw:marker draw:name="Groty_20_strzałek_20_3" draw:display-name="Groty strzałek 3" svg:viewBox="0 0 20 20" svg:d="M0 20l10-20 10 20z"/>
    <draw:marker draw:name="Groty_20_strzałek_20_4" draw:display-name="Groty strzałek 4" svg:viewBox="0 0 20 20" svg:d="M0 20l10-20 10 20z"/>
    <draw:marker draw:name="Groty_20_strzałek_20_5" draw:display-name="Groty strzałek 5" svg:viewBox="0 0 20 20" svg:d="M0 20l10-20 10 20z"/>
    <draw:marker draw:name="Groty_20_strzałek_20_6" draw:display-name="Groty strzałek 6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2T13:50:53.388000000</meta:creation-date>
    <dc:date>2022-05-02T19:52:45.147000000</dc:date>
    <meta:editing-duration>PT46M13S</meta:editing-duration>
    <meta:editing-cycles>15</meta:editing-cycles>
    <meta:generator>LibreOffice/7.3.2.2$Windows_X86_64 LibreOffice_project/49f2b1bff42cfccbd8f788c8dc32c1c309559be0</meta:generator>
    <meta:document-statistic meta:object-count="33"/>
  </office:meta>
</office:document-meta>
</file>